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apple-system" svg:font-family="apple-system, system-ui, BlinkMacSystemFont, 'Segoe UI', Roboto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ext_20_body">
      <style:text-properties officeooo:paragraph-rsid="0007cb93"/>
    </style:style>
    <style:style style:name="P2" style:family="paragraph" style:parent-style-name="Text_20_body">
      <style:text-properties officeooo:rsid="0007cb93" officeooo:paragraph-rsid="0007cb93"/>
    </style:style>
    <style:style style:name="P3" style:family="paragraph" style:parent-style-name="Text_20_body">
      <style:text-properties officeooo:rsid="0009af7e" officeooo:paragraph-rsid="0009af7e"/>
    </style:style>
    <style:style style:name="P4" style:family="paragraph" style:parent-style-name="Text_20_body">
      <style:text-properties officeooo:rsid="000b1f03" officeooo:paragraph-rsid="000b1f03"/>
    </style:style>
    <style:style style:name="T1" style:family="text">
      <style:text-properties officeooo:rsid="0007cb93"/>
    </style:style>
    <style:style style:name="T2" style:family="text">
      <style:text-properties fo:font-variant="normal" fo:text-transform="none" fo:color="#292b2c" style:font-name="apple-system" fo:font-size="9.60000038146973pt" fo:letter-spacing="normal" fo:font-style="normal" fo:font-weight="normal"/>
    </style:style>
    <style:style style:name="T3" style:family="text">
      <style:text-properties fo:font-variant="normal" fo:text-transform="none" fo:color="#292b2c" fo:letter-spacing="normal"/>
    </style:style>
    <style:style style:name="T4" style:family="text">
      <style:text-properties fo:font-variant="normal" fo:text-transform="none" fo:color="#0275d8" style:text-line-through-style="none" style:text-line-through-type="none" style:font-name="apple-system" fo:font-size="9.60000038146973pt" fo:letter-spacing="normal" fo:font-style="normal" style:text-underline-style="none" fo:font-weight="normal" style:text-blinking="false" fo:background-color="#ffffff" loext:char-shading-value="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Anki Anleitung Gruppenarbeit </text:p>
      <text:p text:style-name="Text_20_body">https://ankiweb.net/shared/info/1788670778</text:p>
      <text:p text:style-name="P1"><text:span text:style-name="T1">Anki herunterladen und installieren </text:span></text:p>
      <text:p text:style-name="P2">In der Anki Anwendung:</text:p>
      <text:p text:style-name="P1"><text:span text:style-name="T1">Extras --&gt; Erweiterungen --&gt; Erweiterungen herunterladen --&gt; Code eingeben --&gt; <text:s/></text:span>1788670778</text:p>
      <text:p text:style-name="P1"/>
      <text:p text:style-name="P2">Doppelklick auf CrowdAnki Extention </text:p>
      <text:p text:style-name="P3">Remove create Folder when export </text:p>
      <text:p text:style-name="P2"/>
      <text:p text:style-name="P2"/>
      <text:p text:style-name="P2">Mit der Bash zum Snapshot Path navigieren </text:p>
      <text:p text:style-name="P2"/>
      <text:p text:style-name="P2"/>
      <text:p text:style-name="P2"><text:span text:style-name="T2">import from GitHub</text:span><text:span text:style-name="T3"> </text:span><text:span text:style-name="T2">To get the deck from GitHub go to menu File&gt;"CrowdAnki: Import from GitHub" and enter GitHub username and repository name in suggested format. So, for example, to get my git deck (</text:span><text:a xlink:type="simple" xlink:href="https://github.com/Stvad/Software_Engineering__git" text:style-name="Internet_20_link" text:visited-style-name="Visited_20_Internet_20_Link"><text:span text:style-name="T4">https://github.com/Stvad/Software_Engineering__git</text:span></text:a><text:span text:style-name="T2">) you would need to enter Stvad/Software_Engineering__git. </text:span><text:line-break/></text:p>
      <text:p text:style-name="P2"/>
      <text:p text:style-name="P4">git pull</text:p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apple-system" svg:font-family="apple-system, system-ui, BlinkMacSystemFont, 'Segoe UI', Roboto, 'Helvetica Neue'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11T15:23:31.339538187</meta:creation-date>
    <dc:date>2021-08-11T17:49:46.920051741</dc:date>
    <meta:editing-duration>PT15M24S</meta:editing-duration>
    <meta:editing-cycles>1</meta:editing-cycles>
    <meta:document-statistic meta:table-count="0" meta:image-count="0" meta:object-count="0" meta:page-count="1" meta:paragraph-count="10" meta:word-count="86" meta:character-count="647" meta:non-whitespace-character-count="567"/>
    <meta:generator>LibreOffice/6.4.7.2$Linux_X86_64 LibreOffice_project/40$Build-2</meta:generator>
  </office:meta>
</office:document-meta>
</file>